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text-properties officeooo:rsid="000c157a" officeooo:paragraph-rsid="000c157a"/>
    </style:style>
    <style:style style:name="P2" style:family="paragraph" style:parent-style-name="Text_20_body">
      <style:text-properties officeooo:rsid="000ca791" officeooo:paragraph-rsid="000ca791"/>
    </style:style>
    <style:style style:name="P3" style:family="paragraph" style:parent-style-name="Text_20_body" style:list-style-name="L1">
      <style:text-properties officeooo:rsid="000e37ee" officeooo:paragraph-rsid="000e37ee"/>
    </style:style>
    <style:style style:name="P4" style:family="paragraph" style:parent-style-name="Text_20_body">
      <style:text-properties officeooo:rsid="000e37ee" officeooo:paragraph-rsid="000e37ee"/>
    </style:style>
    <style:style style:name="P5" style:family="paragraph" style:parent-style-name="Text_20_body">
      <style:text-properties officeooo:rsid="000fed09" officeooo:paragraph-rsid="000fed09"/>
    </style:style>
    <style:style style:name="P6" style:family="paragraph" style:parent-style-name="Text_20_body">
      <style:text-properties officeooo:rsid="0013b1a6" officeooo:paragraph-rsid="0013b1a6"/>
    </style:style>
    <style:style style:name="P7" style:family="paragraph" style:parent-style-name="Text_20_body">
      <style:text-properties officeooo:rsid="00153402" officeooo:paragraph-rsid="00153402"/>
    </style:style>
    <style:style style:name="P8" style:family="paragraph" style:parent-style-name="Text_20_body">
      <style:text-properties officeooo:rsid="001582b6" officeooo:paragraph-rsid="001582b6"/>
    </style:style>
    <style:style style:name="P9" style:family="paragraph" style:parent-style-name="Text_20_body">
      <style:text-properties officeooo:rsid="001b92c4" officeooo:paragraph-rsid="001c763f"/>
    </style:style>
    <style:style style:name="P10" style:family="paragraph" style:parent-style-name="Heading_20_2">
      <style:text-properties officeooo:rsid="000f1b02" officeooo:paragraph-rsid="000f1b02"/>
    </style:style>
    <style:style style:name="P11" style:family="paragraph" style:parent-style-name="Heading_20_2">
      <style:text-properties officeooo:rsid="000fed09" officeooo:paragraph-rsid="000fed09"/>
    </style:style>
    <style:style style:name="P12" style:family="paragraph" style:parent-style-name="Heading_20_2">
      <style:text-properties officeooo:rsid="001b92c4" officeooo:paragraph-rsid="001b92c4"/>
    </style:style>
    <style:style style:name="P13" style:family="paragraph" style:parent-style-name="Title">
      <style:text-properties officeooo:rsid="000c157a" officeooo:paragraph-rsid="000c157a"/>
    </style:style>
    <style:style style:name="P14" style:family="paragraph" style:parent-style-name="Heading_20_1">
      <style:text-properties officeooo:rsid="000c157a" officeooo:paragraph-rsid="000c157a"/>
    </style:style>
    <style:style style:name="T1" style:family="text">
      <style:text-properties officeooo:rsid="000d658d"/>
    </style:style>
    <style:style style:name="T2" style:family="text">
      <style:text-properties officeooo:rsid="000e37ee"/>
    </style:style>
    <style:style style:name="T3" style:family="text">
      <style:text-properties style:font-name="Bitstream Vera Sans Mono" fo:font-size="10pt" style:font-size-asian="10pt" style:font-size-complex="10pt"/>
    </style:style>
    <style:style style:name="T4" style:family="text">
      <style:text-properties style:font-name="Bitstream Vera Sans Mono" fo:font-size="10pt" officeooo:rsid="000f1b02" style:font-size-asian="10pt" style:font-size-complex="10pt"/>
    </style:style>
    <style:style style:name="T5" style:family="text">
      <style:text-properties style:font-name="Bitstream Vera Sans Mono" fo:font-size="10pt" officeooo:rsid="000e37ee" style:font-size-asian="10pt" style:font-size-complex="10pt"/>
    </style:style>
    <style:style style:name="T6" style:family="text">
      <style:text-properties style:font-name="Bitstream Vera Sans Mono" fo:font-size="10pt" fo:font-style="italic" officeooo:rsid="000e37ee" style:font-size-asian="10pt" style:font-style-asian="italic" style:font-size-complex="10pt" style:font-style-complex="italic"/>
    </style:style>
    <style:style style:name="T7" style:family="text">
      <style:text-properties officeooo:rsid="001173fa"/>
    </style:style>
    <style:style style:name="T8" style:family="text">
      <style:text-properties officeooo:rsid="0012cd03"/>
    </style:style>
    <style:style style:name="T9" style:family="text">
      <style:text-properties officeooo:rsid="001582b6"/>
    </style:style>
    <style:style style:name="T10" style:family="text">
      <style:text-properties officeooo:rsid="00162ec6"/>
    </style:style>
    <style:style style:name="T11" style:family="text">
      <style:text-properties officeooo:rsid="001c32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ujets de projet node.js</text:p>
      <text:p text:style-name="P1">Tous les projets doivent incorporer les protocoles de tests unitaires nécessaires, ainsi que la documentation. Veille<text:span text:style-name="T8">z</text:span> notamment à renseigner toutes les rubriques pertinentes du package.json. <text:span text:style-name="T1">Les codes HTTP renvoyés par le serveur doivent être en accord avec les données renvoyées, aussi bien qu’avec le format (correct ou non) des données transitant dans les URL demandées. Vous gérerez les réponses du serveur à des URL incorrectes.</text:span></text:p>
      <text:p text:style-name="P6">Certains calculs peuvent être réalisés à l’aide de bibliothèques et/ou de modules node que vous pourrez trouver sur Internet ; ne vous en privez pas mais utilisez-les à bon escient.</text:p>
      <text:h text:style-name="P14" text:outline-level="1">Calcul de volumes et de surface</text:h>
      <text:p text:style-name="P2">Il s’agit de réaliser un serveur permettant de calculer les volumes et surfaces d’un certain nombre de figures géométriques. Les URL doivent être <text:span text:style-name="T2">de la forme </text:span><text:span text:style-name="T5">objet=</text:span><text:span text:style-name="T6">typeObjet</text:span><text:span text:style-name="T5">&amp;calcul=</text:span><text:span text:style-name="T6">typeCalcul</text:span><text:span text:style-name="T5">&amp;donnee1=...&amp;donnee2=...</text:span></text:p>
      <text:p text:style-name="P2">… <text:span text:style-name="T2">où :</text:span></text:p>
      <text:list xml:id="list6426732956689246244" text:style-name="L1">
        <text:list-item>
          <text:p text:style-name="P3"><text:span text:style-name="T3">typeObjet</text:span> peut être soit sphere, soit cube, soit cylindre</text:p>
        </text:list-item>
        <text:list-item>
          <text:p text:style-name="P3"><text:span text:style-name="T3">typeCalcul</text:span> peut être soit surface, soit volume</text:p>
        </text:list-item>
      </text:list>
      <text:p text:style-name="P4">Les données sont les informations nécessaires au calcul, et peuvent être rayon, cote, hauteur. Par exemple, une URL valide serait <text:span text:style-name="T4">(</text:span><text:span text:style-name="T3">…</text:span><text:span text:style-name="T4">)</text:span><text:span text:style-name="T3">/objet=cylindre&amp;calcul=volume&amp;rayon=3&amp;hauteur=5</text:span>. Une URL invalide serait <text:span text:style-name="T4">(</text:span><text:span text:style-name="T3">…</text:span><text:span text:style-name="T4">)</text:span><text:span text:style-name="T3">/objet=cube&amp;calcul=surface&amp;rayon=3</text:span>.</text:p>
      <text:h text:style-name="P10" text:outline-level="2">Détermination d’anagrammes</text:h>
      <text:p text:style-name="P5">Il s’agit de réaliser un serveur permettant de donner toutes les anagrammes d’une chaîne de caractères passée en URL (on se limitera à des chaînes d’au maximum 5 caractères), classées par ordre alphabétique.</text:p>
      <text:h text:style-name="P11" text:outline-level="2">Décomposition en nombres premiers</text:h>
      <text:p text:style-name="P5">Il s’agit de réaliser un serveur décomposant un nombre entier naturel non nul en produit de nombres premiers. Vous utiliserez l’« algorithme naïf » présent sur Wikipédia : <text:a xlink:type="simple" xlink:href="https://fr.wikipedia.org/wiki/Décomposition_en_produit_de_facteurs_premiers#Algorithme_na.C3.AFf" text:style-name="Internet_20_link" text:visited-style-name="Visited_20_Internet_20_Link">https://fr.wikipedia.org/wiki/D%C3%A9composition_en_produit_de_facteurs_premiers#Algorithme_na.C3.AFf</text:a>. <text:span text:style-name="T7">Par exemple, si l’URL est (…)/309519, vous afficherez le résultat sous la forme 3^2×7×17^3.</text:span></text:p>
      <text:h text:style-name="Heading_20_2" text:outline-level="2">Conversion d’unités de longueur</text:h>
      <text:p text:style-name="P7">Ce serveur permet la conversion entre systèmes métrique et impérial. <text:span text:style-name="T9">On se contentera des unités inch (abrégée en in), foot (abrégée en ft), yard (abrégée en yd) et mile (abrégée en mi) d’une part, et cm, m et km d’autre part.</text:span></text:p>
      <text:p text:style-name="P8"><text:soft-page-break/>Saisir comme URL <text:span text:style-name="T10">5ft10in renvoie par exemple 1m78cm. Vous arrondirez au cm ou au pouce le plus proche. Vous choisirez à chaque fois l’unité la plus pertinente (pas de 13in par exemple, pas de 1002m mais respectivement à la place 1ft1in et 1km2m).</text:span></text:p>
      <text:h text:style-name="P12" text:outline-level="2">Ajout et retrait de temps à une date</text:h>
      <text:p text:style-name="P9">Ce serveur permet d’ajouter ou de retirer à volonté une durée à une date et une heure, et de renvoyer la date qui en résulte. <text:span text:style-name="T11">L’URL doit suivre une date au format ISO8601 (par exemple sous la forme 1948-12-10T11:00:00Z pour indiquer 11h du matin, le 10 décembre 1948 dans le méridien de Greenwich), et lui ajouter selon le cas + ou – une durée. Par exemple, 1948-12-10T11:00:00Z+1d3h34m2s ajoute un jour (de 24h), 3h, 34 minutes et 2s. La date qui en résulte est elle aussi affichée selon la norme ISO 86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Chagnon</meta:initial-creator>
    <meta:creation-date>2017-02-10T10:16:11.716743926</meta:creation-date>
    <dc:date>2017-02-10T17:11:59.779823272</dc:date>
    <dc:creator>Gilles Chagnon</dc:creator>
    <meta:editing-duration>PT6H45M32S</meta:editing-duration>
    <meta:editing-cycles>19</meta:editing-cycles>
    <meta:generator>LibreOffice/5.1.6.2.0$Linux_X86_64 LibreOffice_project/10m0$Build-2</meta:generator>
    <meta:document-statistic meta:table-count="0" meta:image-count="0" meta:object-count="0" meta:page-count="2" meta:paragraph-count="18" meta:word-count="447" meta:character-count="2918" meta:non-whitespace-character-count="2490"/>
  </office:meta>
</office:document-meta>
</file>